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family-generic="modern" style:font-pitch="fixed" style:name="Courier New1" svg:font-family="'Courier New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.011cm" style:width="16.191cm" style:writing-mode="lr-tb" table:align="left"/>
    </style:style>
    <style:style style:family="table-column" style:name="Tableau1.A">
      <style:table-column-properties style:column-width="6.191cm"/>
    </style:style>
    <style:style style:family="table-column" style:name="Tableau1.B">
      <style:table-column-properties style:column-width="1.799cm"/>
    </style:style>
    <style:style style:family="table-column" style:name="Tableau1.C">
      <style:table-column-properties style:column-width="2.011cm"/>
    </style:style>
    <style:style style:family="table-column" style:name="Tableau1.D">
      <style:table-column-properties style:column-width="6.189cm"/>
    </style:style>
    <style:style style:family="table-row" style:name="Tableau1.1">
      <style:table-row-properties fo:keep-together="auto" style:min-row-height="0.847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1.2">
      <style:table-row-properties fo:keep-together="auto"/>
    </style:style>
    <style:style style:family="table-row" style:name="Tableau1.3">
      <style:table-row-properties fo:keep-together="auto"/>
    </style:style>
    <style:style style:family="table-row" style:name="Tableau1.4">
      <style:table-row-properties fo:keep-together="auto"/>
    </style:style>
    <style:style style:family="table-row" style:name="Tableau1.5">
      <style:table-row-properties fo:keep-together="auto" style:min-row-height="0.857cm"/>
    </style:style>
    <style:style style:family="table-row" style:name="Tableau1.6">
      <style:table-row-properties fo:keep-together="auto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905cm"/>
    </style:style>
    <style:style style:family="table-column" style:name="Tableau2.D">
      <style:table-column-properties style:column-width="6.189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2">
      <style:table-row-properties fo:keep-together="auto" style:min-row-height="1.208cm"/>
    </style:style>
    <style:style style:family="table-row" style:name="Tableau2.3">
      <style:table-row-properties fo:keep-together="auto" style:min-row-height="1.408cm"/>
    </style:style>
    <style:style style:family="paragraph" style:name="P1" style:parent-style-name="Standard">
      <style:text-properties fo:country="BE" fo:font-size="11pt" fo:language="fr" style:font-size-asian="11pt" style:font-size-complex="11pt"/>
    </style:style>
    <style:style style:family="paragraph" style:name="P2" style:parent-style-name="Standard">
      <style:text-properties fo:country="BE" fo:font-size="11pt" fo:font-weight="bold" fo:language="fr" style:font-size-asian="11pt" style:font-size-complex="11pt" style:font-weight-asian="bold"/>
    </style:style>
    <style:style style:family="paragraph" style:name="P3" style:parent-style-name="Standard">
      <style:text-properties fo:font-size="12pt" style:font-size-asian="12pt" style:font-size-complex="12pt"/>
    </style:style>
    <style:style style:family="paragraph" style:name="P4" style:parent-style-name="Standard">
      <style:text-properties fo:font-size="12pt" fo:font-style="normal" style:font-size-asian="12pt" style:font-size-complex="12pt" style:font-style-asian="normal" style:font-style-complex="normal"/>
    </style:style>
    <style:style style:family="paragraph" style:name="P5" style:parent-style-name="Standard">
      <style:text-properties fo:country="BE" fo:language="fr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Standard">
      <style:paragraph-properties fo:margin-left="0.635cm" fo:margin-right="0cm" fo:text-indent="0cm" style:auto-text-indent="false"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size-asian="11pt" style:font-size-complex="11pt"/>
    </style:style>
    <style:style style:family="paragraph" style:name="P8" style:parent-style-name="UrbanBody_20_">
      <style:text-properties fo:font-weight="normal" style:font-weight-asian="normal" style:font-weight-complex="normal" style:text-underline-style="none"/>
    </style:style>
    <style:style style:family="paragraph" style:name="P9" style:parent-style-name="UrbanTable">
      <style:text-properties fo:country="BE" fo:language="fr"/>
    </style:style>
    <style:style style:family="paragraph" style:list-style-name="WW8Num9" style:name="P10" style:parent-style-name="Standard">
      <style:text-properties fo:country="BE" fo:font-size="12pt" fo:language="fr" style:font-name="Times New Roman1" style:font-size-asian="12pt" style:font-size-complex="12pt"/>
    </style:style>
    <style:style style:family="paragraph" style:list-style-name="WW8Num9" style:name="P11" style:parent-style-name="Standard">
      <style:paragraph-properties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country="BE" fo:font-weight="normal" fo:language="fr" style:font-name="Times New Roman1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BE" fo:language="fr"/>
    </style:style>
    <style:style style:family="text" style:name="T6">
      <style:text-properties fo:country="BE" fo:font-weight="bold" fo:language="fr" style:font-weight-asian="bold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12">do text</text:span></text:p><text:p text:style-name="P13"><text:span text:style-name="T12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><draw:frame draw:name="Cadre1" draw:style-name="fr1" draw:z-index="1" svg:height="3.203cm" svg:width="8.59cm" svg:x="7.796cm" svg:y="0.051cm" text:anchor-type="paragraph"><draw:text-box><text:p text:style-name="UrbanBody_20_"><text:span text:style-name="T1"><office:annotation><dc:creator>sde </dc:creator><dc:date>2011-07-27T10:01:44</dc:date><text:p text:style-name="P12"><text:span text:style-name="T9">do text if not len(self.getApplicants()) &gt; 1</text:span></text:p><text:p text:style-name="P12"><text:span text:style-name="T10">from xhtml(tool.decorateHTML('UrbanAddress',applicantobj.getSignaletic(withaddress=True,linebyline=True)))</text:span></text:p></office:annotation></text:span><text:span text:style-name="T1">Titre Nom Prénom<text:line-break/>Adresse ligne1<text:line-break/>Adresse ligne2</text:span></text:p><text:p text:style-name="P8"/><text:p text:style-name="UrbanBody_20_"><text:span text:style-name="T1"><office:annotation><dc:creator>sde </dc:creator><dc:date>2011-07-27T10:01:59</dc:date><text:p text:style-name="P12"><text:span text:style-name="T9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outline-level="2" text:style-name="Heading_20_2">RECOMMANDE</text:h><text:p text:style-name="Text_20_body"/><text:p text:style-name="Text_20_body"/><text:p text:style-name="P6"><text:span text:style-name="T1"><office:annotation><dc:creator>Gauthier Bastien</dc:creator><dc:date>2011-02-17T09:18:17</dc:date><text:p text:style-name="P12"><text:span text:style-name="T11">do text if </text:span><text:span text:style-name="T10">len(self.getApplicants()) &gt; 1</text:span></text:p></office:annotation></text:span><text:span text:style-name="T1"><text:text-input text:description="Plusieurs demandeurs">self.getMultipleApplicants()</text:text-input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Avis technique PEB</text:p>
      <text:p text:style-name="UrbanBody"/>
      <text:p text:style-name="UrbanBody"><text:span text:style-name="T2"><office:annotation><dc:creator>sde </dc:creator><dc:date>2011-07-27T10:02:17</dc:date><text:p text:style-name="P12"><text:span text:style-name="T9">do text</text:span></text:p><text:p text:style-name="P12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2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><text:span text:style-name="T5">Les éléments suivants ont été examinés par [NOM CONSEILLER] le </text:span><text:span text:style-name="T3"><text:text-input text:description="Délivré à xxx le xxx">urbanEventObj.getFormattedDate(forDelivery=False)</text:text-input></text:span><text:span text:style-name="T3"> .</text:span></text:p>
      <text:p text:style-name="UrbanBody"/>
      <text:p text:style-name="UrbanBody"/>
      <text:p text:style-name="UrbanBody">Sur les vues en plan et en coupe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>Semble correct</text:p>
          </table:table-cell>
          <table:table-cell office:value-type="string" table:style-name="Tableau1.A1">
            <text:p text:style-name="UrbanTable">Semble incorrect</text:p>
          </table:table-cell>
          <table:table-cell office:value-type="string" table:style-name="Tableau1.D1">
            <text:p text:style-name="UrbanTable">Problème(s) et/ou erreur(s) détecté(s)</text:p>
          </table:table-cell>
        </table:table-row>
        <table:table-row table:style-name="Tableau1.2">
          <table:table-cell office:value-type="string" table:style-name="Tableau1.A1">
            <text:p text:style-name="UrbanTable">Système de ventilation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able:table-row table:style-name="Tableau1.3">
          <table:table-cell office:value-type="string" table:style-name="Tableau1.A1">
            <text:p text:style-name="UrbanTable">Isolation de la dalle de sol 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able:table-row table:style-name="Tableau1.4">
          <table:table-cell office:value-type="string" table:style-name="Tableau1.A1">
            <text:p text:style-name="UrbanTable">Isolation des parois verticales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able:table-row table:style-name="Tableau1.5">
          <table:table-cell office:value-type="string" table:style-name="Tableau1.A1">
            <text:p text:style-name="P9">Isolation des combles ou de la toiture</text:p>
            <text:p text:style-name="P9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ext:soft-page-break/>
        <table:table-row table:style-name="Tableau1.6">
          <table:table-cell office:value-type="string" table:style-name="Tableau1.A1">
            <text:p text:style-name="UrbanTable">Résolution des ponts thermiques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P3"><text:span text:style-name="T6">D</text:span><text:span text:style-name="T6">ans les formulaires :</text:span></text:p>
      <text:p text:style-name="P2"/>
      <table:table table:name="Tableau2" table:style-name="Tableau2">
        <table:table-column table:style-name="Tableau2.A"/>
        <table:table-column table:number-columns-repeated="2" table:style-name="Tableau2.B"/>
        <table:table-column table:style-name="Tableau2.D"/>
        <table:table-row table:style-name="Tableau2.1"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>Semble correct</text:p>
          </table:table-cell>
          <table:table-cell office:value-type="string" table:style-name="Tableau2.A1">
            <text:p text:style-name="UrbanTable">Semble incorrect</text:p>
          </table:table-cell>
          <table:table-cell office:value-type="string" table:style-name="Tableau2.D1">
            <text:p text:style-name="UrbanTable">Problème(s) et/ou erreur(s) détecté(s)</text:p>
          </table:table-cell>
        </table:table-row>
        <table:table-row table:style-name="Tableau2.2">
          <table:table-cell office:value-type="string" table:style-name="Tableau2.A1">
            <text:p text:style-name="UrbanTable">Respect des valeurs U maximales admissibles des différentes parois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  <text:p text:style-name="UrbanTable"/>
          </table:table-cell>
        </table:table-row>
        <table:table-row table:style-name="Tableau2.3">
          <table:table-cell office:value-type="string" table:style-name="Tableau2.A1">
            <text:p text:style-name="UrbanTable">Calcul des débits de ventilation et du taux de ventilation du bâtiment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</table:table>
      <text:p text:style-name="P1"/>
      <text:p text:style-name="P1"/>
      <text:p text:style-name="P5">D’après les informations fournies : </text:p>
      <text:p text:style-name="P5"/>
      <text:list text:style-name="WW8Num9" xml:id="list75401836">
        <text:list-item>
          <text:p text:style-name="P10">Le projet semble rencontrer les exigences thermiques et de ventilation</text:p>
          <text:p text:style-name="P11"/>
        </text:list-item>
        <text:list-item>
          <text:p text:style-name="P10">Les informations fournies sont insuffisantes et ne permettent pas de rendre un avis sur le projet. Nous vous invitons à compléter votre dossier avec les informations suivantes :</text:p>
          <text:p text:style-name="P10"/>
        </text:list-item>
      </text:list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1"/>
      <text:p text:style-name="P4">Pour des informations complémentaires, le conseiller en énergie peut être contacté par téléphone au numéro [NUMERO1] ou [NUMERO2].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family-generic="modern" style:font-pitch="fixed" style:name="Courier New1" svg:font-family="'Courier New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.011cm" style:width="16.191cm" style:writing-mode="lr-tb" table:align="left"/>
    </style:style>
    <style:style style:family="table-column" style:name="Tableau1.A">
      <style:table-column-properties style:column-width="6.191cm"/>
    </style:style>
    <style:style style:family="table-column" style:name="Tableau1.B">
      <style:table-column-properties style:column-width="1.799cm"/>
    </style:style>
    <style:style style:family="table-column" style:name="Tableau1.C">
      <style:table-column-properties style:column-width="2.011cm"/>
    </style:style>
    <style:style style:family="table-column" style:name="Tableau1.D">
      <style:table-column-properties style:column-width="6.189cm"/>
    </style:style>
    <style:style style:family="table-row" style:name="Tableau1.1">
      <style:table-row-properties fo:keep-together="auto" style:min-row-height="0.847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1.2">
      <style:table-row-properties fo:keep-together="auto"/>
    </style:style>
    <style:style style:family="table-row" style:name="Tableau1.3">
      <style:table-row-properties fo:keep-together="auto"/>
    </style:style>
    <style:style style:family="table-row" style:name="Tableau1.4">
      <style:table-row-properties fo:keep-together="auto"/>
    </style:style>
    <style:style style:family="table-row" style:name="Tableau1.5">
      <style:table-row-properties fo:keep-together="auto" style:min-row-height="0.857cm"/>
    </style:style>
    <style:style style:family="table-row" style:name="Tableau1.6">
      <style:table-row-properties fo:keep-together="auto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905cm"/>
    </style:style>
    <style:style style:family="table-column" style:name="Tableau2.D">
      <style:table-column-properties style:column-width="6.189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2">
      <style:table-row-properties fo:keep-together="auto" style:min-row-height="1.208cm"/>
    </style:style>
    <style:style style:family="table-row" style:name="Tableau2.3">
      <style:table-row-properties fo:keep-together="auto" style:min-row-height="1.408cm"/>
    </style:style>
    <style:style style:family="paragraph" style:name="P1" style:parent-style-name="Standard">
      <style:text-properties fo:country="BE" fo:font-size="11pt" fo:language="fr" style:font-size-asian="11pt" style:font-size-complex="11pt"/>
    </style:style>
    <style:style style:family="paragraph" style:name="P2" style:parent-style-name="Standard">
      <style:text-properties fo:country="BE" fo:font-size="11pt" fo:font-weight="bold" fo:language="fr" style:font-size-asian="11pt" style:font-size-complex="11pt" style:font-weight-asian="bold"/>
    </style:style>
    <style:style style:family="paragraph" style:name="P3" style:parent-style-name="Standard">
      <style:text-properties fo:font-size="12pt" style:font-size-asian="12pt" style:font-size-complex="12pt"/>
    </style:style>
    <style:style style:family="paragraph" style:name="P4" style:parent-style-name="Standard">
      <style:text-properties fo:font-size="12pt" fo:font-style="normal" style:font-size-asian="12pt" style:font-size-complex="12pt" style:font-style-asian="normal" style:font-style-complex="normal"/>
    </style:style>
    <style:style style:family="paragraph" style:name="P5" style:parent-style-name="Standard">
      <style:text-properties fo:country="BE" fo:language="fr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Standard">
      <style:paragraph-properties fo:margin-left="0.635cm" fo:margin-right="0cm" fo:text-indent="0cm" style:auto-text-indent="false"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size-asian="11pt" style:font-size-complex="11pt"/>
    </style:style>
    <style:style style:family="paragraph" style:name="P8" style:parent-style-name="UrbanBody_20_">
      <style:text-properties fo:font-weight="normal" style:font-weight-asian="normal" style:font-weight-complex="normal" style:text-underline-style="none"/>
    </style:style>
    <style:style style:family="paragraph" style:name="P9" style:parent-style-name="UrbanTable">
      <style:text-properties fo:country="BE" fo:language="fr"/>
    </style:style>
    <style:style style:family="paragraph" style:list-style-name="WW8Num9" style:name="P10" style:parent-style-name="Standard">
      <style:text-properties fo:country="BE" fo:font-size="12pt" fo:language="fr" style:font-name="Times New Roman1" style:font-size-asian="12pt" style:font-size-complex="12pt"/>
    </style:style>
    <style:style style:family="paragraph" style:list-style-name="WW8Num9" style:name="P11" style:parent-style-name="Standard">
      <style:paragraph-properties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country="BE" fo:font-weight="normal" fo:language="fr" style:font-name="Times New Roman1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BE" fo:language="fr"/>
    </style:style>
    <style:style style:family="text" style:name="T6">
      <style:text-properties fo:country="BE" fo:font-weight="bold" fo:language="fr" style:font-weight-asian="bold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12">do text</text:span></text:p><text:p text:style-name="P13"><text:span text:style-name="T12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><draw:frame draw:name="Cadre1" draw:style-name="fr1" draw:z-index="1" svg:height="3.203cm" svg:width="8.59cm" svg:x="7.796cm" svg:y="0.051cm" text:anchor-type="paragraph"><draw:text-box><text:p text:style-name="UrbanBody_20_"><text:span text:style-name="T1"><office:annotation><dc:creator>sde </dc:creator><dc:date>2011-07-27T10:01:44</dc:date><text:p text:style-name="P12"><text:span text:style-name="T9">do text if not len(self.getApplicants()) &gt; 1</text:span></text:p><text:p text:style-name="P12"><text:span text:style-name="T10">from xhtml(tool.decorateHTML('UrbanAddress',applicantobj.getSignaletic(withaddress=True,linebyline=True)))</text:span></text:p></office:annotation></text:span><text:span text:style-name="T1">Titre Nom Prénom<text:line-break/>Adresse ligne1<text:line-break/>Adresse ligne2</text:span></text:p><text:p text:style-name="P8"/><text:p text:style-name="UrbanBody_20_"><text:span text:style-name="T1"><office:annotation><dc:creator>sde </dc:creator><dc:date>2011-07-27T10:01:59</dc:date><text:p text:style-name="P12"><text:span text:style-name="T9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outline-level="2" text:style-name="Heading_20_2">RECOMMANDE</text:h><text:p text:style-name="Text_20_body"/><text:p text:style-name="Text_20_body"/><text:p text:style-name="P6"><text:span text:style-name="T1"><office:annotation><dc:creator>Gauthier Bastien</dc:creator><dc:date>2011-02-17T09:18:17</dc:date><text:p text:style-name="P12"><text:span text:style-name="T11">do text if </text:span><text:span text:style-name="T10">len(self.getApplicants()) &gt; 1</text:span></text:p></office:annotation></text:span><text:span text:style-name="T1"><text:text-input text:description="Plusieurs demandeurs">self.getMultipleApplicants()</text:text-input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Avis technique PEB</text:p>
      <text:p text:style-name="UrbanBody"/>
      <text:p text:style-name="UrbanBody"><text:span text:style-name="T2"><office:annotation><dc:creator>sde </dc:creator><dc:date>2011-07-27T10:02:17</dc:date><text:p text:style-name="P12"><text:span text:style-name="T9">do text</text:span></text:p><text:p text:style-name="P12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2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><text:span text:style-name="T5">Les éléments suivants ont été examinés par [NOM CONSEILLER] le </text:span><text:span text:style-name="T3"><text:text-input text:description="Délivré à xxx le xxx">urbanEventObj.getFormattedDate(forDelivery=False)</text:text-input></text:span><text:span text:style-name="T3"> .</text:span></text:p>
      <text:p text:style-name="UrbanBody"/>
      <text:p text:style-name="UrbanBody"/>
      <text:p text:style-name="UrbanBody">Sur les vues en plan et en coupe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>Semble correct</text:p>
          </table:table-cell>
          <table:table-cell office:value-type="string" table:style-name="Tableau1.A1">
            <text:p text:style-name="UrbanTable">Semble incorrect</text:p>
          </table:table-cell>
          <table:table-cell office:value-type="string" table:style-name="Tableau1.D1">
            <text:p text:style-name="UrbanTable">Problème(s) et/ou erreur(s) détecté(s)</text:p>
          </table:table-cell>
        </table:table-row>
        <table:table-row table:style-name="Tableau1.2">
          <table:table-cell office:value-type="string" table:style-name="Tableau1.A1">
            <text:p text:style-name="UrbanTable">Système de ventilation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able:table-row table:style-name="Tableau1.3">
          <table:table-cell office:value-type="string" table:style-name="Tableau1.A1">
            <text:p text:style-name="UrbanTable">Isolation de la dalle de sol 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able:table-row table:style-name="Tableau1.4">
          <table:table-cell office:value-type="string" table:style-name="Tableau1.A1">
            <text:p text:style-name="UrbanTable">Isolation des parois verticales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able:table-row table:style-name="Tableau1.5">
          <table:table-cell office:value-type="string" table:style-name="Tableau1.A1">
            <text:p text:style-name="P9">Isolation des combles ou de la toiture</text:p>
            <text:p text:style-name="P9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ext:soft-page-break/>
        <table:table-row table:style-name="Tableau1.6">
          <table:table-cell office:value-type="string" table:style-name="Tableau1.A1">
            <text:p text:style-name="UrbanTable">Résolution des ponts thermiques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P3"><text:span text:style-name="T6">D</text:span><text:span text:style-name="T6">ans les formulaires :</text:span></text:p>
      <text:p text:style-name="P2"/>
      <table:table table:name="Tableau2" table:style-name="Tableau2">
        <table:table-column table:style-name="Tableau2.A"/>
        <table:table-column table:number-columns-repeated="2" table:style-name="Tableau2.B"/>
        <table:table-column table:style-name="Tableau2.D"/>
        <table:table-row table:style-name="Tableau2.1"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>Semble correct</text:p>
          </table:table-cell>
          <table:table-cell office:value-type="string" table:style-name="Tableau2.A1">
            <text:p text:style-name="UrbanTable">Semble incorrect</text:p>
          </table:table-cell>
          <table:table-cell office:value-type="string" table:style-name="Tableau2.D1">
            <text:p text:style-name="UrbanTable">Problème(s) et/ou erreur(s) détecté(s)</text:p>
          </table:table-cell>
        </table:table-row>
        <table:table-row table:style-name="Tableau2.2">
          <table:table-cell office:value-type="string" table:style-name="Tableau2.A1">
            <text:p text:style-name="UrbanTable">Respect des valeurs U maximales admissibles des différentes parois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  <text:p text:style-name="UrbanTable"/>
          </table:table-cell>
        </table:table-row>
        <table:table-row table:style-name="Tableau2.3">
          <table:table-cell office:value-type="string" table:style-name="Tableau2.A1">
            <text:p text:style-name="UrbanTable">Calcul des débits de ventilation et du taux de ventilation du bâtiment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</table:table>
      <text:p text:style-name="P1"/>
      <text:p text:style-name="P1"/>
      <text:p text:style-name="P5">D’après les informations fournies : </text:p>
      <text:p text:style-name="P5"/>
      <text:list text:style-name="WW8Num9" xml:id="list75401836">
        <text:list-item>
          <text:p text:style-name="P10">Le projet semble rencontrer les exigences thermiques et de ventilation</text:p>
          <text:p text:style-name="P11"/>
        </text:list-item>
        <text:list-item>
          <text:p text:style-name="P10">Les informations fournies sont insuffisantes et ne permettent pas de rendre un avis sur le projet. Nous vous invitons à compléter votre dossier avec les informations suivantes :</text:p>
          <text:p text:style-name="P10"/>
        </text:list-item>
      </text:list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1"/>
      <text:p text:style-name="P4">Pour des informations complémentaires, le conseiller en énergie peut être contacté par téléphone au numéro [NUMERO1] ou [NUMERO2].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family-generic="modern" style:font-pitch="fixed" style:name="Courier New1" svg:font-family="'Courier New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.011cm" style:width="16.191cm" style:writing-mode="lr-tb" table:align="left"/>
    </style:style>
    <style:style style:family="table-column" style:name="Tableau1.A">
      <style:table-column-properties style:column-width="6.191cm"/>
    </style:style>
    <style:style style:family="table-column" style:name="Tableau1.B">
      <style:table-column-properties style:column-width="1.799cm"/>
    </style:style>
    <style:style style:family="table-column" style:name="Tableau1.C">
      <style:table-column-properties style:column-width="2.011cm"/>
    </style:style>
    <style:style style:family="table-column" style:name="Tableau1.D">
      <style:table-column-properties style:column-width="6.189cm"/>
    </style:style>
    <style:style style:family="table-row" style:name="Tableau1.1">
      <style:table-row-properties fo:keep-together="auto" style:min-row-height="0.847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1.2">
      <style:table-row-properties fo:keep-together="auto"/>
    </style:style>
    <style:style style:family="table-row" style:name="Tableau1.3">
      <style:table-row-properties fo:keep-together="auto"/>
    </style:style>
    <style:style style:family="table-row" style:name="Tableau1.4">
      <style:table-row-properties fo:keep-together="auto"/>
    </style:style>
    <style:style style:family="table-row" style:name="Tableau1.5">
      <style:table-row-properties fo:keep-together="auto" style:min-row-height="0.857cm"/>
    </style:style>
    <style:style style:family="table-row" style:name="Tableau1.6">
      <style:table-row-properties fo:keep-together="auto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905cm"/>
    </style:style>
    <style:style style:family="table-column" style:name="Tableau2.D">
      <style:table-column-properties style:column-width="6.189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2">
      <style:table-row-properties fo:keep-together="auto" style:min-row-height="1.208cm"/>
    </style:style>
    <style:style style:family="table-row" style:name="Tableau2.3">
      <style:table-row-properties fo:keep-together="auto" style:min-row-height="1.408cm"/>
    </style:style>
    <style:style style:family="paragraph" style:name="P1" style:parent-style-name="Standard">
      <style:text-properties fo:country="BE" fo:font-size="11pt" fo:language="fr" style:font-size-asian="11pt" style:font-size-complex="11pt"/>
    </style:style>
    <style:style style:family="paragraph" style:name="P2" style:parent-style-name="Standard">
      <style:text-properties fo:country="BE" fo:font-size="11pt" fo:font-weight="bold" fo:language="fr" style:font-size-asian="11pt" style:font-size-complex="11pt" style:font-weight-asian="bold"/>
    </style:style>
    <style:style style:family="paragraph" style:name="P3" style:parent-style-name="Standard">
      <style:text-properties fo:font-size="12pt" style:font-size-asian="12pt" style:font-size-complex="12pt"/>
    </style:style>
    <style:style style:family="paragraph" style:name="P4" style:parent-style-name="Standard">
      <style:text-properties fo:font-size="12pt" fo:font-style="normal" style:font-size-asian="12pt" style:font-size-complex="12pt" style:font-style-asian="normal" style:font-style-complex="normal"/>
    </style:style>
    <style:style style:family="paragraph" style:name="P5" style:parent-style-name="Standard">
      <style:text-properties fo:country="BE" fo:language="fr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Standard">
      <style:paragraph-properties fo:margin-left="0.635cm" fo:margin-right="0cm" fo:text-indent="0cm" style:auto-text-indent="false"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size-asian="11pt" style:font-size-complex="11pt"/>
    </style:style>
    <style:style style:family="paragraph" style:name="P8" style:parent-style-name="UrbanBody_20_">
      <style:text-properties fo:font-weight="normal" style:font-weight-asian="normal" style:font-weight-complex="normal" style:text-underline-style="none"/>
    </style:style>
    <style:style style:family="paragraph" style:name="P9" style:parent-style-name="UrbanTable">
      <style:text-properties fo:country="BE" fo:language="fr"/>
    </style:style>
    <style:style style:family="paragraph" style:list-style-name="WW8Num9" style:name="P10" style:parent-style-name="Standard">
      <style:text-properties fo:country="BE" fo:font-size="12pt" fo:language="fr" style:font-name="Times New Roman1" style:font-size-asian="12pt" style:font-size-complex="12pt"/>
    </style:style>
    <style:style style:family="paragraph" style:list-style-name="WW8Num9" style:name="P11" style:parent-style-name="Standard">
      <style:paragraph-properties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country="BE" fo:font-weight="normal" fo:language="fr" style:font-name="Times New Roman1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BE" fo:language="fr"/>
    </style:style>
    <style:style style:family="text" style:name="T6">
      <style:text-properties fo:country="BE" fo:font-weight="bold" fo:language="fr" style:font-weight-asian="bold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12">do text</text:span></text:p><text:p text:style-name="P13"><text:span text:style-name="T12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><draw:frame draw:name="Cadre1" draw:style-name="fr1" draw:z-index="1" svg:height="3.203cm" svg:width="8.59cm" svg:x="7.796cm" svg:y="0.051cm" text:anchor-type="paragraph"><draw:text-box><text:p text:style-name="UrbanBody_20_"><text:span text:style-name="T1"><office:annotation><dc:creator>sde </dc:creator><dc:date>2011-07-27T10:01:44</dc:date><text:p text:style-name="P12"><text:span text:style-name="T9">do text if not len(self.getApplicants()) &gt; 1</text:span></text:p><text:p text:style-name="P12"><text:span text:style-name="T10">from xhtml(tool.decorateHTML('UrbanAddress',applicantobj.getSignaletic(withaddress=True,linebyline=True)))</text:span></text:p></office:annotation></text:span><text:span text:style-name="T1">Titre Nom Prénom<text:line-break/>Adresse ligne1<text:line-break/>Adresse ligne2</text:span></text:p><text:p text:style-name="P8"/><text:p text:style-name="UrbanBody_20_"><text:span text:style-name="T1"><office:annotation><dc:creator>sde </dc:creator><dc:date>2011-07-27T10:01:59</dc:date><text:p text:style-name="P12"><text:span text:style-name="T9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outline-level="2" text:style-name="Heading_20_2">RECOMMANDE</text:h><text:p text:style-name="Text_20_body"/><text:p text:style-name="Text_20_body"/><text:p text:style-name="P6"><text:span text:style-name="T1"><office:annotation><dc:creator>Gauthier Bastien</dc:creator><dc:date>2011-02-17T09:18:17</dc:date><text:p text:style-name="P12"><text:span text:style-name="T11">do text if </text:span><text:span text:style-name="T10">len(self.getApplicants()) &gt; 1</text:span></text:p></office:annotation></text:span><text:span text:style-name="T1"><text:text-input text:description="Plusieurs demandeurs">self.getMultipleApplicants()</text:text-input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Avis technique PEB</text:p>
      <text:p text:style-name="UrbanBody"/>
      <text:p text:style-name="UrbanBody"><text:span text:style-name="T2"><office:annotation><dc:creator>sde </dc:creator><dc:date>2011-07-27T10:02:17</dc:date><text:p text:style-name="P12"><text:span text:style-name="T9">do text</text:span></text:p><text:p text:style-name="P12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2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><text:span text:style-name="T5">Les éléments suivants ont été examinés par [NOM CONSEILLER] le </text:span><text:span text:style-name="T3"><text:text-input text:description="Délivré à xxx le xxx">urbanEventObj.getFormattedDate(forDelivery=False)</text:text-input></text:span><text:span text:style-name="T3"> .</text:span></text:p>
      <text:p text:style-name="UrbanBody"/>
      <text:p text:style-name="UrbanBody"/>
      <text:p text:style-name="UrbanBody">Sur les vues en plan et en coupe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>Semble correct</text:p>
          </table:table-cell>
          <table:table-cell office:value-type="string" table:style-name="Tableau1.A1">
            <text:p text:style-name="UrbanTable">Semble incorrect</text:p>
          </table:table-cell>
          <table:table-cell office:value-type="string" table:style-name="Tableau1.D1">
            <text:p text:style-name="UrbanTable">Problème(s) et/ou erreur(s) détecté(s)</text:p>
          </table:table-cell>
        </table:table-row>
        <table:table-row table:style-name="Tableau1.2">
          <table:table-cell office:value-type="string" table:style-name="Tableau1.A1">
            <text:p text:style-name="UrbanTable">Système de ventilation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able:table-row table:style-name="Tableau1.3">
          <table:table-cell office:value-type="string" table:style-name="Tableau1.A1">
            <text:p text:style-name="UrbanTable">Isolation de la dalle de sol 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able:table-row table:style-name="Tableau1.4">
          <table:table-cell office:value-type="string" table:style-name="Tableau1.A1">
            <text:p text:style-name="UrbanTable">Isolation des parois verticales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able:table-row table:style-name="Tableau1.5">
          <table:table-cell office:value-type="string" table:style-name="Tableau1.A1">
            <text:p text:style-name="P9">Isolation des combles ou de la toiture</text:p>
            <text:p text:style-name="P9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ext:soft-page-break/>
        <table:table-row table:style-name="Tableau1.6">
          <table:table-cell office:value-type="string" table:style-name="Tableau1.A1">
            <text:p text:style-name="UrbanTable">Résolution des ponts thermiques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P3"><text:span text:style-name="T6">D</text:span><text:span text:style-name="T6">ans les formulaires :</text:span></text:p>
      <text:p text:style-name="P2"/>
      <table:table table:name="Tableau2" table:style-name="Tableau2">
        <table:table-column table:style-name="Tableau2.A"/>
        <table:table-column table:number-columns-repeated="2" table:style-name="Tableau2.B"/>
        <table:table-column table:style-name="Tableau2.D"/>
        <table:table-row table:style-name="Tableau2.1"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>Semble correct</text:p>
          </table:table-cell>
          <table:table-cell office:value-type="string" table:style-name="Tableau2.A1">
            <text:p text:style-name="UrbanTable">Semble incorrect</text:p>
          </table:table-cell>
          <table:table-cell office:value-type="string" table:style-name="Tableau2.D1">
            <text:p text:style-name="UrbanTable">Problème(s) et/ou erreur(s) détecté(s)</text:p>
          </table:table-cell>
        </table:table-row>
        <table:table-row table:style-name="Tableau2.2">
          <table:table-cell office:value-type="string" table:style-name="Tableau2.A1">
            <text:p text:style-name="UrbanTable">Respect des valeurs U maximales admissibles des différentes parois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  <text:p text:style-name="UrbanTable"/>
          </table:table-cell>
        </table:table-row>
        <table:table-row table:style-name="Tableau2.3">
          <table:table-cell office:value-type="string" table:style-name="Tableau2.A1">
            <text:p text:style-name="UrbanTable">Calcul des débits de ventilation et du taux de ventilation du bâtiment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</table:table>
      <text:p text:style-name="P1"/>
      <text:p text:style-name="P1"/>
      <text:p text:style-name="P5">D’après les informations fournies : </text:p>
      <text:p text:style-name="P5"/>
      <text:list text:style-name="WW8Num9" xml:id="list75401836">
        <text:list-item>
          <text:p text:style-name="P10">Le projet semble rencontrer les exigences thermiques et de ventilation</text:p>
          <text:p text:style-name="P11"/>
        </text:list-item>
        <text:list-item>
          <text:p text:style-name="P10">Les informations fournies sont insuffisantes et ne permettent pas de rendre un avis sur le projet. Nous vous invitons à compléter votre dossier avec les informations suivantes :</text:p>
          <text:p text:style-name="P10"/>
        </text:list-item>
      </text:list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1"/>
      <text:p text:style-name="P4">Pour des informations complémentaires, le conseiller en énergie peut être contacté par téléphone au numéro [NUMERO1] ou [NUMERO2].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family-generic="modern" style:font-pitch="fixed" style:name="Courier New1" svg:font-family="'Courier New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.011cm" style:width="16.191cm" style:writing-mode="lr-tb" table:align="left"/>
    </style:style>
    <style:style style:family="table-column" style:name="Tableau1.A">
      <style:table-column-properties style:column-width="6.191cm"/>
    </style:style>
    <style:style style:family="table-column" style:name="Tableau1.B">
      <style:table-column-properties style:column-width="1.799cm"/>
    </style:style>
    <style:style style:family="table-column" style:name="Tableau1.C">
      <style:table-column-properties style:column-width="2.011cm"/>
    </style:style>
    <style:style style:family="table-column" style:name="Tableau1.D">
      <style:table-column-properties style:column-width="6.189cm"/>
    </style:style>
    <style:style style:family="table-row" style:name="Tableau1.1">
      <style:table-row-properties fo:keep-together="auto" style:min-row-height="0.847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1.2">
      <style:table-row-properties fo:keep-together="auto"/>
    </style:style>
    <style:style style:family="table-row" style:name="Tableau1.3">
      <style:table-row-properties fo:keep-together="auto"/>
    </style:style>
    <style:style style:family="table-row" style:name="Tableau1.4">
      <style:table-row-properties fo:keep-together="auto"/>
    </style:style>
    <style:style style:family="table-row" style:name="Tableau1.5">
      <style:table-row-properties fo:keep-together="auto" style:min-row-height="0.857cm"/>
    </style:style>
    <style:style style:family="table-row" style:name="Tableau1.6">
      <style:table-row-properties fo:keep-together="auto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905cm"/>
    </style:style>
    <style:style style:family="table-column" style:name="Tableau2.D">
      <style:table-column-properties style:column-width="6.189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2">
      <style:table-row-properties fo:keep-together="auto" style:min-row-height="1.208cm"/>
    </style:style>
    <style:style style:family="table-row" style:name="Tableau2.3">
      <style:table-row-properties fo:keep-together="auto" style:min-row-height="1.408cm"/>
    </style:style>
    <style:style style:family="paragraph" style:name="P1" style:parent-style-name="Standard">
      <style:text-properties fo:country="BE" fo:font-size="11pt" fo:language="fr" style:font-size-asian="11pt" style:font-size-complex="11pt"/>
    </style:style>
    <style:style style:family="paragraph" style:name="P2" style:parent-style-name="Standard">
      <style:text-properties fo:country="BE" fo:font-size="11pt" fo:font-weight="bold" fo:language="fr" style:font-size-asian="11pt" style:font-size-complex="11pt" style:font-weight-asian="bold"/>
    </style:style>
    <style:style style:family="paragraph" style:name="P3" style:parent-style-name="Standard">
      <style:text-properties fo:font-size="12pt" style:font-size-asian="12pt" style:font-size-complex="12pt"/>
    </style:style>
    <style:style style:family="paragraph" style:name="P4" style:parent-style-name="Standard">
      <style:text-properties fo:font-size="12pt" fo:font-style="normal" style:font-size-asian="12pt" style:font-size-complex="12pt" style:font-style-asian="normal" style:font-style-complex="normal"/>
    </style:style>
    <style:style style:family="paragraph" style:name="P5" style:parent-style-name="Standard">
      <style:text-properties fo:country="BE" fo:language="fr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Standard">
      <style:paragraph-properties fo:margin-left="0.635cm" fo:margin-right="0cm" fo:text-indent="0cm" style:auto-text-indent="false"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size-asian="11pt" style:font-size-complex="11pt"/>
    </style:style>
    <style:style style:family="paragraph" style:name="P8" style:parent-style-name="UrbanBody_20_">
      <style:text-properties fo:font-weight="normal" style:font-weight-asian="normal" style:font-weight-complex="normal" style:text-underline-style="none"/>
    </style:style>
    <style:style style:family="paragraph" style:name="P9" style:parent-style-name="UrbanTable">
      <style:text-properties fo:country="BE" fo:language="fr"/>
    </style:style>
    <style:style style:family="paragraph" style:list-style-name="WW8Num9" style:name="P10" style:parent-style-name="Standard">
      <style:text-properties fo:country="BE" fo:font-size="12pt" fo:language="fr" style:font-name="Times New Roman1" style:font-size-asian="12pt" style:font-size-complex="12pt"/>
    </style:style>
    <style:style style:family="paragraph" style:list-style-name="WW8Num9" style:name="P11" style:parent-style-name="Standard">
      <style:paragraph-properties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country="BE" fo:font-weight="normal" fo:language="fr" style:font-name="Times New Roman1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BE" fo:language="fr"/>
    </style:style>
    <style:style style:family="text" style:name="T6">
      <style:text-properties fo:country="BE" fo:font-weight="bold" fo:language="fr" style:font-weight-asian="bold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12">do text</text:span></text:p><text:p text:style-name="P13"><text:span text:style-name="T12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><draw:frame draw:name="Cadre1" draw:style-name="fr1" draw:z-index="1" svg:height="3.203cm" svg:width="8.59cm" svg:x="7.796cm" svg:y="0.051cm" text:anchor-type="paragraph"><draw:text-box><text:p text:style-name="UrbanBody_20_"><text:span text:style-name="T1"><office:annotation><dc:creator>sde </dc:creator><dc:date>2011-07-27T10:01:44</dc:date><text:p text:style-name="P12"><text:span text:style-name="T9">do text if not len(self.getApplicants()) &gt; 1</text:span></text:p><text:p text:style-name="P12"><text:span text:style-name="T10">from xhtml(tool.decorateHTML('UrbanAddress',applicantobj.getSignaletic(withaddress=True,linebyline=True)))</text:span></text:p></office:annotation></text:span><text:span text:style-name="T1">Titre Nom Prénom<text:line-break/>Adresse ligne1<text:line-break/>Adresse ligne2</text:span></text:p><text:p text:style-name="P8"/><text:p text:style-name="UrbanBody_20_"><text:span text:style-name="T1"><office:annotation><dc:creator>sde </dc:creator><dc:date>2011-07-27T10:01:59</dc:date><text:p text:style-name="P12"><text:span text:style-name="T9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outline-level="2" text:style-name="Heading_20_2">RECOMMANDE</text:h><text:p text:style-name="Text_20_body"/><text:p text:style-name="Text_20_body"/><text:p text:style-name="P6"><text:span text:style-name="T1"><office:annotation><dc:creator>Gauthier Bastien</dc:creator><dc:date>2011-02-17T09:18:17</dc:date><text:p text:style-name="P12"><text:span text:style-name="T11">do text if </text:span><text:span text:style-name="T10">len(self.getApplicants()) &gt; 1</text:span></text:p></office:annotation></text:span><text:span text:style-name="T1"><text:text-input text:description="Plusieurs demandeurs">self.getMultipleApplicants()</text:text-input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Avis technique PEB</text:p>
      <text:p text:style-name="UrbanBody"/>
      <text:p text:style-name="UrbanBody"><text:span text:style-name="T2"><office:annotation><dc:creator>sde </dc:creator><dc:date>2011-07-27T10:02:17</dc:date><text:p text:style-name="P12"><text:span text:style-name="T9">do text</text:span></text:p><text:p text:style-name="P12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2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><text:span text:style-name="T5">Les éléments suivants ont été examinés par [NOM CONSEILLER] le </text:span><text:span text:style-name="T3"><text:text-input text:description="Délivré à xxx le xxx">urbanEventObj.getFormattedDate(forDelivery=False)</text:text-input></text:span><text:span text:style-name="T3"> .</text:span></text:p>
      <text:p text:style-name="UrbanBody"/>
      <text:p text:style-name="UrbanBody"/>
      <text:p text:style-name="UrbanBody">Sur les vues en plan et en coupe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>Semble correct</text:p>
          </table:table-cell>
          <table:table-cell office:value-type="string" table:style-name="Tableau1.A1">
            <text:p text:style-name="UrbanTable">Semble incorrect</text:p>
          </table:table-cell>
          <table:table-cell office:value-type="string" table:style-name="Tableau1.D1">
            <text:p text:style-name="UrbanTable">Problème(s) et/ou erreur(s) détecté(s)</text:p>
          </table:table-cell>
        </table:table-row>
        <table:table-row table:style-name="Tableau1.2">
          <table:table-cell office:value-type="string" table:style-name="Tableau1.A1">
            <text:p text:style-name="UrbanTable">Système de ventilation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able:table-row table:style-name="Tableau1.3">
          <table:table-cell office:value-type="string" table:style-name="Tableau1.A1">
            <text:p text:style-name="UrbanTable">Isolation de la dalle de sol 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able:table-row table:style-name="Tableau1.4">
          <table:table-cell office:value-type="string" table:style-name="Tableau1.A1">
            <text:p text:style-name="UrbanTable">Isolation des parois verticales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able:table-row table:style-name="Tableau1.5">
          <table:table-cell office:value-type="string" table:style-name="Tableau1.A1">
            <text:p text:style-name="P9">Isolation des combles ou de la toiture</text:p>
            <text:p text:style-name="P9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  <text:soft-page-break/>
        <table:table-row table:style-name="Tableau1.6">
          <table:table-cell office:value-type="string" table:style-name="Tableau1.A1">
            <text:p text:style-name="UrbanTable">Résolution des ponts thermiques</text:p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A1">
            <text:p text:style-name="UrbanTable"/>
          </table:table-cell>
          <table:table-cell office:value-type="string" table:style-name="Tableau1.D1">
            <text:p text:style-name="UrbanTable"/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P3"><text:span text:style-name="T6">D</text:span><text:span text:style-name="T6">ans les formulaires :</text:span></text:p>
      <text:p text:style-name="P2"/>
      <table:table table:name="Tableau2" table:style-name="Tableau2">
        <table:table-column table:style-name="Tableau2.A"/>
        <table:table-column table:number-columns-repeated="2" table:style-name="Tableau2.B"/>
        <table:table-column table:style-name="Tableau2.D"/>
        <table:table-row table:style-name="Tableau2.1"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>Semble correct</text:p>
          </table:table-cell>
          <table:table-cell office:value-type="string" table:style-name="Tableau2.A1">
            <text:p text:style-name="UrbanTable">Semble incorrect</text:p>
          </table:table-cell>
          <table:table-cell office:value-type="string" table:style-name="Tableau2.D1">
            <text:p text:style-name="UrbanTable">Problème(s) et/ou erreur(s) détecté(s)</text:p>
          </table:table-cell>
        </table:table-row>
        <table:table-row table:style-name="Tableau2.2">
          <table:table-cell office:value-type="string" table:style-name="Tableau2.A1">
            <text:p text:style-name="UrbanTable">Respect des valeurs U maximales admissibles des différentes parois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  <text:p text:style-name="UrbanTable"/>
          </table:table-cell>
        </table:table-row>
        <table:table-row table:style-name="Tableau2.3">
          <table:table-cell office:value-type="string" table:style-name="Tableau2.A1">
            <text:p text:style-name="UrbanTable">Calcul des débits de ventilation et du taux de ventilation du bâtiment</text:p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A1">
            <text:p text:style-name="UrbanTable"/>
          </table:table-cell>
          <table:table-cell office:value-type="string" table:style-name="Tableau2.D1">
            <text:p text:style-name="UrbanTable"/>
          </table:table-cell>
        </table:table-row>
      </table:table>
      <text:p text:style-name="P1"/>
      <text:p text:style-name="P1"/>
      <text:p text:style-name="P5">D’après les informations fournies : </text:p>
      <text:p text:style-name="P5"/>
      <text:list text:style-name="WW8Num9" xml:id="list75401836">
        <text:list-item>
          <text:p text:style-name="P10">Le projet semble rencontrer les exigences thermiques et de ventilation</text:p>
          <text:p text:style-name="P11"/>
        </text:list-item>
        <text:list-item>
          <text:p text:style-name="P10">Les informations fournies sont insuffisantes et ne permettent pas de rendre un avis sur le projet. Nous vous invitons à compléter votre dossier avec les informations suivantes :</text:p>
          <text:p text:style-name="P10"/>
        </text:list-item>
      </text:list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1"/>
      <text:p text:style-name="P4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8:36:22</dc:date>
    <dc:creator>Simon Delcourt</dc:creator>
    <meta:editing-duration>PT8H1M6S</meta:editing-duration>
    <meta:editing-cycles>49</meta:editing-cycles>
    <meta:generator>LibreOffice/3.5$Linux_x86 LibreOffice_project/350m1$Build-2</meta:generator>
    <meta:document-statistic meta:table-count="2" meta:image-count="0" meta:object-count="0" meta:page-count="2" meta:paragraph-count="40" meta:word-count="254" meta:character-count="1825" meta:non-whitespace-character-count="1607"/>
  </office:meta>
</office:document-meta>
</file>